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7830f" officeooo:paragraph-rsid="0017830f"/>
    </style:style>
    <style:style style:name="P2" style:family="paragraph" style:parent-style-name="Standard">
      <style:text-properties officeooo:rsid="001ba7ab" officeooo:paragraph-rsid="001ba7ab"/>
    </style:style>
    <style:style style:name="P3" style:family="paragraph" style:parent-style-name="Standard">
      <style:text-properties officeooo:rsid="001d73a9" officeooo:paragraph-rsid="001f190f"/>
    </style:style>
    <style:style style:name="P4" style:family="paragraph" style:parent-style-name="Standard">
      <style:text-properties officeooo:rsid="001f190f" officeooo:paragraph-rsid="001f190f"/>
    </style:style>
    <style:style style:name="P5" style:family="paragraph" style:parent-style-name="Standard">
      <style:text-properties officeooo:rsid="00208c40" officeooo:paragraph-rsid="00208c40"/>
    </style:style>
    <style:style style:name="P6" style:family="paragraph" style:parent-style-name="Standard">
      <style:text-properties officeooo:rsid="00232478" officeooo:paragraph-rsid="00232478"/>
    </style:style>
    <style:style style:name="P7" style:family="paragraph" style:parent-style-name="Standard">
      <style:text-properties style:font-name="Liberation Mono" fo:font-size="6pt" officeooo:rsid="00232478" officeooo:paragraph-rsid="00232478" style:font-size-asian="6pt" style:font-size-complex="6pt"/>
    </style:style>
    <style:style style:name="P8" style:family="paragraph" style:parent-style-name="Standard">
      <style:text-properties officeooo:rsid="00244737" officeooo:paragraph-rsid="00244737"/>
    </style:style>
    <style:style style:name="P9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style:font-name="DejaVu Sans Mono" fo:font-size="8pt" officeooo:rsid="0021b797" officeooo:paragraph-rsid="0021b797" style:font-size-asian="8pt" style:font-size-complex="8pt"/>
    </style:style>
    <style:style style:name="P10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officeooo:rsid="001f190f" officeooo:paragraph-rsid="001f190f"/>
    </style:style>
    <style:style style:name="P11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officeooo:rsid="001ba7ab" officeooo:paragraph-rsid="001ba7ab"/>
    </style:style>
    <style:style style:name="P12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officeooo:rsid="00232478" officeooo:paragraph-rsid="00232478"/>
    </style:style>
    <style:style style:name="P13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officeooo:rsid="00240fdb" officeooo:paragraph-rsid="00240fdb"/>
    </style:style>
    <style:style style:name="P14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officeooo:rsid="00244737" officeooo:paragraph-rsid="00244737"/>
    </style:style>
    <style:style style:name="P15" style:family="paragraph" style:parent-style-name="Heading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Heading">
      <style:paragraph-properties fo:break-before="page"/>
      <style:text-properties fo:font-weight="bold" officeooo:paragraph-rsid="001f190f" style:font-weight-asian="bold" style:font-weight-complex="bold"/>
    </style:style>
    <style:style style:name="P17" style:family="paragraph" style:parent-style-name="Standard">
      <style:paragraph-properties fo:break-before="page"/>
      <style:text-properties officeooo:paragraph-rsid="00252a91"/>
    </style:style>
    <style:style style:name="P18" style:family="paragraph" style:parent-style-name="Standard">
      <style:paragraph-properties fo:background-color="#e6e6ff" fo:padding="0.0201in" fo:border="0.06pt solid #000000" style:shadow="none">
        <style:background-image/>
      </style:paragraph-properties>
      <style:text-properties officeooo:rsid="00244737" officeooo:paragraph-rsid="00244737"/>
    </style:style>
    <style:style style:name="P19" style:family="paragraph" style:parent-style-name="Standard">
      <style:paragraph-properties fo:background-color="#e6e6ff" fo:padding="0.0201in" fo:border="0.06pt solid #000000" style:shadow="none">
        <style:background-image/>
      </style:paragraph-properties>
      <style:text-properties style:font-name="Liberation Mono" fo:font-size="8pt" officeooo:rsid="00244737" officeooo:paragraph-rsid="00244737" style:font-size-asian="8pt" style:font-size-complex="8pt"/>
    </style:style>
    <style:style style:name="P20" style:family="paragraph" style:parent-style-name="Heading">
      <style:text-properties officeooo:paragraph-rsid="001f190f"/>
    </style:style>
    <style:style style:name="P21" style:family="paragraph" style:parent-style-name="Standard">
      <style:text-properties style:font-name="Liberation Mono" fo:font-size="6pt" officeooo:rsid="00232478" officeooo:paragraph-rsid="00252a91" style:font-size-asian="6pt" style:font-size-complex="6pt"/>
    </style:style>
    <style:style style:name="P22" style:family="paragraph" style:parent-style-name="Standard">
      <style:text-properties officeooo:rsid="00208c40" officeooo:paragraph-rsid="00208c40"/>
    </style:style>
    <style:style style:name="P23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style:font-name="DejaVu Sans Mono" fo:font-size="8pt" officeooo:rsid="002634e5" officeooo:paragraph-rsid="002634e5" style:font-size-asian="8pt" style:font-size-complex="8pt"/>
    </style:style>
    <style:style style:name="P24" style:family="paragraph" style:parent-style-name="Standard">
      <style:paragraph-properties fo:background-color="#c0c0c0" fo:padding="0.0201in" fo:border="0.06pt solid #000000" style:shadow="#808080 0.0701in 0.0701in">
        <style:background-image/>
      </style:paragraph-properties>
      <style:text-properties style:font-name="Liberation Mono" fo:font-size="9pt" officeooo:rsid="002634e5" officeooo:paragraph-rsid="002634e5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90f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<text:s/>Author: <text:s text:c="3"/>Jacques Duplessis</text:p>
      <text:p text:style-name="P1"># <text:s/>Title <text:s text:c="5"/>sadm_lib_std.sh</text:p>
      <text:p text:style-name="P1"># <text:s/>Date: <text:s text:c="5"/>August 2015</text:p>
      <text:p text:style-name="P1"># <text:s/>Synopsis: <text:s/>SADMIN <text:s/>Shell Script Main Library</text:p>
      <text:p text:style-name="P1"/>
      <text:p text:style-name="P23"># --------------------------------------------------------------------------------------------------</text:p>
      <text:p text:style-name="P23"># <text:s text:c="28"/>V A R I A B L E S <text:s text:c="5"/>D E F I N I T I O N S</text:p>
      <text:p text:style-name="P23"># --------------------------------------------------------------------------------------------------</text:p>
      <text:p text:style-name="P23">#</text:p>
      <text:p text:style-name="P23">HOSTNAME=`hostname -s` <text:s text:c="25"/>; export HOSTNAME <text:s text:c="6"/># Current Host name</text:p>
      <text:p text:style-name="P23">SADM_DASH=`printf %80s |tr " " "="` <text:s text:c="12"/>; export SADM_DASH <text:s text:c="5"/># 80 equals sign line</text:p>
      <text:p text:style-name="P23">SADM_TEN_DASH=`printf %10s |tr " " "-"` <text:s text:c="8"/>; export SADM_TEN_DASH <text:s/># 10 dashes line</text:p>
      <text:p text:style-name="P23">SADM_VAR1="" <text:s text:c="35"/>; export SADM_VAR1 <text:s text:c="5"/># Temp Dummy Variable</text:p>
      <text:p text:style-name="P23">#</text:p>
      <text:p text:style-name="P23"># SADMIN DIRECTORIES STRUCTURES DEFINITIONS</text:p>
      <text:p text:style-name="P23">SADM_BASE_DIR=${SADMIN:="/sadmin"} <text:s text:c="13"/>; export SADM_BASE_DIR <text:s/># Script Root Base Dir.</text:p>
      <text:p text:style-name="P23">SADM_BIN_DIR="$SADM_BASE_DIR/bin" <text:s text:c="14"/>; export SADM_BIN_DIR <text:s text:c="2"/># Script Root binary Dir.</text:p>
      <text:p text:style-name="P23">SADM_TMP_DIR="$SADM_BASE_DIR/tmp" <text:s text:c="14"/>; export SADM_TMP_DIR <text:s text:c="2"/># Script Temp <text:s/>directory</text:p>
      <text:p text:style-name="P23">SADM_LIB_DIR="$SADM_BASE_DIR/lib" <text:s text:c="14"/>; export SADM_LIB_DIR <text:s text:c="2"/># Script Lib directory</text:p>
      <text:p text:style-name="P23">SADM_LOG_DIR="$SADM_BASE_DIR/log" <text:s text:c="14"/>; export SADM_LOG_DIR <text:s text:c="2"/># Script log directory</text:p>
      <text:p text:style-name="P23">SADM_CFG_DIR="$SADM_BASE_DIR/cfg" <text:s text:c="14"/>; export SADM_CFG_DIR <text:s text:c="2"/># Configuration Directory</text:p>
      <text:p text:style-name="P23">SADM_SYS_DIR="$SADM_BASE_DIR/sys" <text:s text:c="14"/>; export SADM_SYS_DIR <text:s text:c="2"/># System related scripts</text:p>
      <text:p text:style-name="P23">SADM_DAT_DIR="$SADM_BASE_DIR/dat" <text:s text:c="14"/>; export SADM_DAT_DIR <text:s text:c="2"/># Data directory</text:p>
      <text:p text:style-name="P23">SADM_PKG_DIR="$SADM_BASE_DIR/pkg" <text:s text:c="14"/>; export SADM_PKG_DIR <text:s text:c="2"/># Package rpm,deb <text:s/>directory</text:p>
      <text:p text:style-name="P23">SADM_NMON_DIR="$SADM_DAT_DIR/nmon" <text:s text:c="13"/>; export SADM_NMON_DIR <text:s/># Where nmon file reside</text:p>
      <text:p text:style-name="P23">SADM_DR_DIR="$SADM_DAT_DIR/dr" <text:s text:c="17"/>; export SADM_DR_DIR <text:s text:c="3"/># Disaster Recovery <text:s/>files </text:p>
      <text:p text:style-name="P23">SADM_PERF_DIR="$SADM_DAT_DIR/sar" <text:s text:c="14"/>; export SADM_PERF_DIR <text:s/># System Activty Report Dir</text:p>
      <text:p text:style-name="P23">SADM_RCH_DIR="$SADM_DAT_DIR/rch" <text:s text:c="15"/>; export SADM_RCH_DIR <text:s text:c="2"/># Result Code History Dir</text:p>
      <text:p text:style-name="P23">#</text:p>
      <text:p text:style-name="P23"># SADMIN WEB SITE DIRECTORY DEFINITION</text:p>
      <text:p text:style-name="P23">SADM_WWW_DIR="$SADM_BASE_DIR/www" <text:s text:c="14"/>; export SADM_WWW_DIR <text:s text:c="2"/># sadmin Web Site Directory</text:p>
      <text:p text:style-name="P23">SADM_WWW_DIR_DAT="$SADM_BASE_DIR/www/dat" <text:s text:c="6"/>; export SADM_WWW_DIR_DAT # sadmin server Data Dir.</text:p>
      <text:p text:style-name="P23">#</text:p>
      <text:p text:style-name="P23">#</text:p>
      <text:p text:style-name="P23"># SADM CONFIG FILE, LOGS, AND TEMP FILES USER CAN USE</text:p>
      <text:p text:style-name="P23">SADM_CFG_FILE="$SADM_CFG_DIR/sadmin.cfg" <text:s text:c="13"/>; export SADM_CFG_FILE <text:s/># Config file name</text:p>
      <text:p text:style-name="P23">SADM_TMP_FILE1="${SADM_TMP_DIR}/${SADM_INST}_1.$$" <text:s text:c="3"/>; export SADM_TMP_FILE1 # Temp Script Tmp File1 </text:p>
      <text:p text:style-name="P23">SADM_TMP_FILE2="${SADM_TMP_DIR}/${SADM_INST}_2.$$" <text:s text:c="3"/>; export SADM_TMP_FILE2 # Temp Script Tmp File2</text:p>
      <text:p text:style-name="P23">SADM_TMP_FILE3="${SADM_TMP_DIR}/${SADM_INST}_3.$$" <text:s text:c="3"/>; export SADM_TMP_FILE3 # Temp Script Tmp File3</text:p>
      <text:p text:style-name="P23">SADM_LOG="${SADM_LOG_DIR}/${HOSTNAME}_${SADM_INST}.log" ; export LOG <text:s text:c="9"/># Output LOG filename</text:p>
      <text:p text:style-name="P23">RCHLOG="${SADM_RCH_DIR}/${HOSTNAME}_${SADM_INST}.rch" <text:s text:c="2"/>; export RCHLOG <text:s text:c="6"/># Return Code History</text:p>
      <text:p text:style-name="P23">#</text:p>
      <text:p text:style-name="P23"># COMMAND PATH REQUIRE TO RUN SADM</text:p>
      <text:p text:style-name="P23">SADM_LSB_RELEASE="" <text:s text:c="28"/>; export SADM_LSB_RELEASE # Command lsb_release Path</text:p>
      <text:p text:style-name="P23">SADM_DMIDECODE="" <text:s text:c="30"/>; export SADM_DMIDECODE # Command dmidecode Path</text:p>
      <text:p text:style-name="P23">SADM_BC="" <text:s text:c="37"/>; export SADM_BC <text:s text:c="7"/># Command bc (Do Some Math)</text:p>
      <text:p text:style-name="P23">SADM_FDISK="" <text:s text:c="34"/>; export SADM_FDISK <text:s text:c="4"/># fdisk (Read Disk Capacity)</text:p>
      <text:p text:style-name="P23">SADM_WHICH="" <text:s text:c="34"/>; export SADM_WHICH <text:s text:c="4"/># which Path - Required</text:p>
      <text:p text:style-name="P23">SADM_PRTCONF="" <text:s text:c="32"/>; export SADM_PRTCONF <text:s text:c="2"/># prtconf <text:s/>Path - Required</text:p>
      <text:p text:style-name="P23">SADM_PERL="" <text:s text:c="35"/>; export SADM_PERL <text:s text:c="5"/># perl Path (for epoch time)</text:p>
      <text:p text:style-name="P23">#</text:p>
      <text:p text:style-name="P2"/>
      <text:p text:style-name="P2"/>
      <text:p text:style-name="P2"/>
      <text:p text:style-name="P16">Functions define in the main sadmin shell library (sadm_lib_std.sh)</text:p>
      <text:p text:style-name="P3"/>
      <text:p text:style-name="P12">root@nomad:/sadmin/lib# grep '()' sadm_lib_std.sh </text:p>
      <text:p text:style-name="P12">sadm_toupper() { </text:p>
      <text:p text:style-name="P12">sadm_tolower() { </text:p>
      <text:p text:style-name="P12">sadm_logger() { </text:p>
      <text:p text:style-name="P12">sadm_is_root() { </text:p>
      <text:p text:style-name="P12">sadm_check_command_availibility() { </text:p>
      <text:p text:style-name="P12">sadm_check_requirements() { </text:p>
      <text:p text:style-name="P12">sadm_epoch_time() { </text:p>
      <text:p text:style-name="P12">sadm_epoch_to_date() { </text:p>
      <text:p text:style-name="P12">sadm_date_to_epoch() { </text:p>
      <text:p text:style-name="P12">sadm_os_version() { </text:p>
      <text:p text:style-name="P12">sadm_os_major_version() { </text:p>
      <text:p text:style-name="P12">sadm_os_type() { </text:p>
      <text:p text:style-name="P12">sadm_os_code_name() { </text:p>
      <text:p text:style-name="P12">sadm_os_name() { </text:p>
      <text:p text:style-name="P12">sadm_hostname() { </text:p>
      <text:p text:style-name="P12">sadm_domainname() { </text:p>
      <text:p text:style-name="P12">sadm_host_ip() { </text:p>
      <text:p text:style-name="P12">sadm_kernel_bitmode() { </text:p>
      <text:p text:style-name="P12">sadm_kernel_version() { </text:p>
      <text:p text:style-name="P12">sadm_load_sadmin_config_file() { </text:p>
      <text:p text:style-name="P12">sadm_start() { </text:p>
      <text:p text:style-name="P12">sadm_stop() { <text:s text:c="3"/></text:p>
      <text:p text:style-name="P12">root@nomad:/sadmin/lib# </text:p>
      <text:p text:style-name="P11"/>
      <text:p text:style-name="P2"/>
      <text:p text:style-name="P6"/>
      <text:p text:style-name="P6"/>
      <text:p text:style-name="P7">========================================================================================================================= </text:p>
      <text:p text:style-name="P7"><text:s text:c="38"/>FUNCTIONS AVAILABLE IN SADM_LIB_STD.SH <text:s text:c="44"/></text:p>
      <text:p text:style-name="P7"><text:s text:c="100"/>RETURN VALUE <text:s text:c="8"/></text:p>
      <text:p text:style-name="P7">VARIABLE AVAILABLE TO USE <text:s text:c="3"/>DESCRIPTION <text:s text:c="55"/>PREFIX &amp; SUFFIX BY 3 DOTS </text:p>
      <text:p text:style-name="P7">========================================================================================================================= </text:p>
      <text:p text:style-name="P7">$(sadm_os_type) <text:s text:c="12"/>OS Type (Always in Uppercase) (LINUX,AIX,...) <text:s text:c="19"/>: ...LINUX... </text:p>
      <text:p text:style-name="P7">$(sadm_os_version) <text:s text:c="9"/>OS Version (Ex: 7.2, 6.5) <text:s text:c="39"/>: ...6.7... </text:p>
      <text:p text:style-name="P7">$(sadm_os_major_version) <text:s text:c="3"/>OS Major Version (Ex 7, 6) <text:s text:c="38"/>: ...6... </text:p>
      <text:p text:style-name="P7">$(sadm_os_name) <text:s text:c="12"/>OS Distribution (Always in Uppercase) (Ex:REDHAT,CENTOS,UBUNTU) <text:s/>: ...CENTOS... </text:p>
      <text:p text:style-name="P7">$(sadm_os_code_name) <text:s text:c="7"/>OS Project Code Name <text:s text:c="44"/>: ...Final... </text:p>
      <text:p text:style-name="P7">$(sadm_kernel_version) <text:s text:c="5"/>OS Running Kernel Version (Ex: 3.10.0-229.20.1.el7.x86_64) <text:s text:c="6"/>: ...2.6.32-573.12.1.el6.i686... </text:p>
      <text:p text:style-name="P7">$(sadm_kernel_bitmode) <text:s text:c="5"/>OS Kernel Bit Mode is a 32 or 64 Bits <text:s text:c="27"/>: ...32... </text:p>
      <text:p text:style-name="P7">$(sadm_hostname) <text:s text:c="11"/>Host Name <text:s text:c="55"/>: ...nomad... </text:p>
      <text:p text:style-name="P7">$(sadm_host_ip) <text:s text:c="12"/>Host IP Address <text:s text:c="49"/>: ...192.168.1.66... </text:p>
      <text:p text:style-name="P7">$(sadm_domainname) <text:s text:c="9"/>Host Domain Name <text:s text:c="48"/>: ...maison.ca... </text:p>
      <text:p text:style-name="P7">$(sadm_epoch_time) <text:s text:c="9"/>Current Epoch Time <text:s text:c="46"/>: ...1452095810... </text:p>
      <text:p text:style-name="P7">sadm_epoch_to_date [epoch] <text:s/>Convert Receive epoch time to date (YYYY.MM.DD HH:MM:SS) <text:s text:c="8"/>: ...2016.01.6 10:56:50... </text:p>
      <text:p text:style-name="P7">sadm_date_to_epoch [date ] <text:s/>Convert Date to epoch time (MUST BE YYYY.MM.DD HH:MM:SS) <text:s text:c="8"/>: ...1452095810... </text:p>
      <text:p text:style-name="P7">sadm_toupper string <text:s text:c="8"/>Return the string it receive in uppercase <text:s text:c="23"/>: ...STRING... </text:p>
      <text:p text:style-name="P7">sadm_tolower STRING <text:s text:c="8"/>Return the string it receive in lowercase <text:s text:c="23"/>: ...string... </text:p>
      <text:p text:style-name="P7">sadm_is_root <text:s text:c="15"/>True if script is running as root, False if not. <text:s text:c="16"/>: ...true... </text:p>
      <text:p text:style-name="P7"><text:s/></text:p>
      <text:p text:style-name="P7">sadm_start <text:s text:c="18"/>Start and initialize sadm environment </text:p>
      <text:p text:style-name="P7"><text:s text:c="29"/>Please call this function when your script is starting </text:p>
      <text:p text:style-name="P7"><text:s text:c="30"/></text:p>
      <text:p text:style-name="P7">sadm_stop 9 <text:s text:c="17"/>Accept one parameter - Either 0 (Successfull) or non-zero (Error Encountered) </text:p>
      <text:p text:style-name="P7"><text:s text:c="29"/>Please call this function just before your script end </text:p>
      <text:p text:style-name="P7"><text:s/></text:p>
      <text:p text:style-name="P7">========================================================================================================================= </text:p>
      <text:p text:style-name="P7">Press [ENTER} to Continue </text:p>
      <text:p text:style-name="P6"/>
      <text:p text:style-name="P6"/>
      <text:p text:style-name="P20"><text:soft-page-break/><text:span text:style-name="T1">Functions define in the </text:span><text:span text:style-name="T2">server</text:span><text:span text:style-name="T1"> shell library (sadm_lib_s</text:span><text:span text:style-name="T2">erver</text:span><text:span text:style-name="T1">.sh)</text:span></text:p>
      <text:p text:style-name="P3"/>
      <text:p text:style-name="P12">root@nomad:/sadmin/lib# grep '()' sadm_lib_server.sh </text:p>
      <text:p text:style-name="P12">sadm_server_ips() { </text:p>
      <text:p text:style-name="P12">sadm_server_type() { </text:p>
      <text:p text:style-name="P12">sadm_server_model() { </text:p>
      <text:p text:style-name="P12">sadm_server_serial() { </text:p>
      <text:p text:style-name="P12">sadm_server_memory() { </text:p>
      <text:p text:style-name="P12">sadm_server_nb_cpu() { </text:p>
      <text:p text:style-name="P12">sadm_server_nb_socket() { </text:p>
      <text:p text:style-name="P12">sadm_server_core_per_socket() { </text:p>
      <text:p text:style-name="P12">sadm_server_thread_per_core() { </text:p>
      <text:p text:style-name="P12">sadm_server_cpu_speed() { </text:p>
      <text:p text:style-name="P12">sadm_server_hardware_bitmode() { </text:p>
      <text:p text:style-name="P12">sadm_server_disks() { </text:p>
      <text:p text:style-name="P12">sadm_server_vg() { </text:p>
      <text:p text:style-name="P12">root@nomad:/sadmin/lib# </text:p>
      <text:p text:style-name="P4"/>
      <text:p text:style-name="P4"/>
      <text:p text:style-name="P7">========================================================================================================================= </text:p>
      <text:p text:style-name="P7"><text:s text:c="33"/>FUNCTIONS AVAILABLE IN SADM_LIB_SERVER.SH <text:s text:c="46"/></text:p>
      <text:p text:style-name="P7"><text:s text:c="102"/>RETURN VALUE <text:s text:c="6"/></text:p>
      <text:p text:style-name="P7">VARIABLE AVAILABLE TO USE <text:s text:c="8"/>DESCRIPTION <text:s text:c="50"/>PREFIX &amp; SUFFIX BY 3 DOTS </text:p>
      <text:p text:style-name="P7">========================================================================================================================= </text:p>
      <text:p text:style-name="P7">$(sadm_server_ips) <text:s text:c="14"/>All Network Interfaces IP Address and Netmask use on server <text:s text:c="2"/>: ...eth0|192.168.1.65|255.255.255.0|00:0c:29:ce:49:c3... </text:p>
      <text:p text:style-name="P7">$(sadm_server_type) <text:s text:c="13"/>Host is Physical or Virtual (P/V) <text:s text:c="28"/>: ...V... </text:p>
      <text:p text:style-name="P7">$(sadm_server_model) <text:s text:c="12"/>Server model is (Ex: OptiPlex 755) <text:s text:c="27"/>: ...VM... </text:p>
      <text:p text:style-name="P7">$(sadm_server_serial) <text:s text:c="11"/>Server serial number is (Ex: 4S7GYF1) <text:s text:c="24"/>: ...N/A... </text:p>
      <text:p text:style-name="P7">$(sadm_server_memory) <text:s text:c="11"/>Server total memory in MB <text:s/>(Ex: 3790) <text:s text:c="24"/>: ...1877... </text:p>
      <text:p text:style-name="P7">$(sadm_server_hardware_bitmode) <text:s/>Server CPU Hardware is a 32 or 64 bits capable <text:s text:c="15"/>: ...64... </text:p>
      <text:p text:style-name="P7">$(sadm_server_nb_cpu) <text:s text:c="11"/>Number of CPU on the server (Ex: 4) <text:s text:c="26"/>: ...1... </text:p>
      <text:p text:style-name="P7">$(sadm_server_nb_socket) <text:s text:c="8"/>Number of socket on the server (Ex: 2) <text:s text:c="23"/>: ...1... </text:p>
      <text:p text:style-name="P7">$(sadm_server_core_per_socket) <text:s text:c="2"/>Number of Core per Socket (Ex: 4) <text:s text:c="28"/>: ...1... </text:p>
      <text:p text:style-name="P7">$(sadm_server_thread_per_core) <text:s text:c="2"/>Number of Thread per Core <text:s text:c="36"/>: ...1... </text:p>
      <text:p text:style-name="P7">$(sadm_server_cpu_speed) <text:s text:c="8"/>Server CPU Speed in GHz <text:s text:c="38"/>: ...2... </text:p>
      <text:p text:style-name="P7">$(sadm_server_disks) <text:s text:c="12"/>Server disks list (MB) (Ex: DISKNAME|SIZE,DISKNAME|SIZE,...) <text:s/>: ...sda|54272... </text:p>
      <text:p text:style-name="P7">$(sadm_server_vg) <text:s text:c="15"/>Server vg(s) list (MB) (Ex: VGNAME|SIZE|USED|FREE,...) <text:s text:c="7"/>: ...rootvg|49633|27587|22046... </text:p>
      <text:p text:style-name="P7"><text:s/></text:p>
      <text:p text:style-name="P7">========================================================================================================================= </text:p>
      <text:p text:style-name="P21">Press [ENTER} to Continue </text:p>
      <text:p text:style-name="P17"><text:span text:style-name="T1">Functions define in the </text:span><text:span text:style-name="T2">screen</text:span><text:span text:style-name="T1"> shell library (sadm_lib_s</text:span><text:span text:style-name="T2">creen</text:span><text:span text:style-name="T1">.sh)</text:span></text:p>
      <text:p text:style-name="P3"/>
      <text:p text:style-name="P10"/>
      <text:p text:style-name="P13">root@nomad:/sadmin/lib# grep '()' sadm_lib_screen.sh </text:p>
      <text:p text:style-name="P13">e_header() <text:s text:c="5"/>{ printf "\n${bold}${purple}========== <text:s/>%s <text:s/>==========${reset}\n" "$@" </text:p>
      <text:p text:style-name="P13">e_arrow() <text:s text:c="6"/>{ printf "➜ $@\n" </text:p>
      <text:p text:style-name="P13">e_success() <text:s text:c="4"/>{ printf "${green}✔ %s${reset}\n" "$@" </text:p>
      <text:p text:style-name="P13">e_error() <text:s text:c="6"/>{ printf "${red}✖ %s${reset}\n" "$@" </text:p>
      <text:p text:style-name="P13">e_warning() <text:s text:c="4"/>{ printf "${tan}➜ %s${reset}\n" "$@" </text:p>
      <text:p text:style-name="P13">e_underline() <text:s text:c="2"/>{ printf "${underline}${bold}%s${reset}\n" "$@" </text:p>
      <text:p text:style-name="P13">e_bold() <text:s text:c="7"/>{ printf "${bold}%s${reset}\n" "$@" </text:p>
      <text:p text:style-name="P13">e_note() <text:s text:c="7"/>{ printf "${underline}${bold}${blue}Note:${reset} <text:s/>${blue}%s${reset}\n" "$@" </text:p>
      <text:p text:style-name="P13">sadm_writexy() </text:p>
      <text:p text:style-name="P13">sadm_messok() </text:p>
      <text:p text:style-name="P13">sadm_mess() </text:p>
      <text:p text:style-name="P13">sadm_display_message() </text:p>
      <text:p text:style-name="P13">sadm_display_heading() </text:p>
      <text:p text:style-name="P13">sadm_ask_password() </text:p>
      <text:p text:style-name="P13">sadm_display_menu() </text:p>
      <text:p text:style-name="P13">sadm_accept_data() </text:p>
      <text:p text:style-name="P13">root@nomad:/sadmin/lib# </text:p>
      <text:p text:style-name="P4"/>
      <text:p text:style-name="P4"/>
      <text:p text:style-name="P18">##### <text:s/>YOU CAN USE THIS CODE IF YOU WANT TO USE MENU IN YOUR SCRIPT #####</text:p>
      <text:p text:style-name="P19"><text:s text:c="4"/>while :</text:p>
      <text:p text:style-name="P19"><text:s text:c="8"/>do</text:p>
      <text:p text:style-name="P19"><text:s text:c="8"/>sadm_display_heading "Your Menu Heading Here"</text:p>
      <text:p text:style-name="P19"><text:s text:c="8"/>menu_array=("Your Menu Item 1" "Your Menu Item 2" "Your Menu Item 3" "Your Menu Item 4" \</text:p>
      <text:p text:style-name="P19"><text:s text:c="20"/>"Your Menu Item 5" <text:s/>)</text:p>
      <text:p text:style-name="P19"><text:s text:c="8"/>sadm_display_menu "${menu_array[@]}"</text:p>
      <text:p text:style-name="P19"><text:s text:c="8"/>sadm_choice=$?</text:p>
      <text:p text:style-name="P19"><text:s text:c="8"/>#echo <text:s/>"Value Returned to Function Caller is $? - Press [ENTER] to continue" ; read dummy</text:p>
      <text:p text:style-name="P19"><text:s text:c="8"/>case $sadm_choice in</text:p>
      <text:p text:style-name="P19"><text:s text:c="12"/>1) # Option 1 - </text:p>
      <text:p text:style-name="P19"><text:s text:c="15"/># Put your code HERE</text:p>
      <text:p text:style-name="P19"><text:s text:c="15"/>;;</text:p>
      <text:p text:style-name="P19"><text:s text:c="12"/>2) # Option 2 - </text:p>
      <text:p text:style-name="P19"><text:s text:c="15"/># Put your code HERE</text:p>
      <text:p text:style-name="P19"><text:s text:c="15"/>;;</text:p>
      <text:p text:style-name="P19"><text:s text:c="12"/>3) # Option 3 - </text:p>
      <text:p text:style-name="P19"><text:s text:c="15"/># Put your code HERE</text:p>
      <text:p text:style-name="P19"><text:s text:c="15"/>;;</text:p>
      <text:p text:style-name="P19"><text:s text:c="12"/>4) # Option 4 - </text:p>
      <text:p text:style-name="P19"><text:s text:c="15"/># Put your code HERE</text:p>
      <text:p text:style-name="P19"><text:s text:c="15"/>;;</text:p>
      <text:p text:style-name="P19"><text:s text:c="12"/>5) # Option 5 - </text:p>
      <text:p text:style-name="P19"><text:s text:c="15"/># Put your code HERE</text:p>
      <text:p text:style-name="P19"><text:s text:c="15"/>;;</text:p>
      <text:p text:style-name="P19"><text:s text:c="11"/>99) # Option Quit -</text:p>
      <text:p text:style-name="P19"><text:s text:c="15"/># Put your code HERE </text:p>
      <text:p text:style-name="P19"><text:s text:c="15"/>break </text:p>
      <text:p text:style-name="P19"><text:s text:c="15"/>;;</text:p>
      <text:p text:style-name="P19"><text:s text:c="12"/>*) # Invalid Option #</text:p>
      <text:p text:style-name="P19"><text:s text:c="15"/>mess "\'($sadm_choice)\' is an invalid option"</text:p>
      <text:p text:style-name="P19"><text:s text:c="15"/>;;</text:p>
      <text:p text:style-name="P19"><text:s text:c="8"/>esac</text:p>
      <text:p text:style-name="P19"/>
      <text:p text:style-name="P8"/>
      <text:p text:style-name="P15">SADMIN Configuration file (sadmin.cfg)</text:p>
      <text:p text:style-name="P5"/>
      <text:p text:style-name="P5"/>
      <text:p text:style-name="P24">#----------------------------------------------------------------------------</text:p>
      <text:p text:style-name="P24"># SADMIN - Configuration file - Created on Mon Dec 14 15:52:38 EST 2015</text:p>
      <text:p text:style-name="P24"># <text:s text:c="2"/>- Comment line MUST begin with an # in column 1</text:p>
      <text:p text:style-name="P24"># <text:s text:c="2"/>- Blank lines are ignored</text:p>
      <text:p text:style-name="P24"># <text:s text:c="2"/>- The Format is simple (NAME = VALUE)</text:p>
      <text:p text:style-name="P24"># <text:s text:c="6"/>NAME must start in column 1 </text:p>
      <text:p text:style-name="P24"># <text:s text:c="2"/>- These are the defaults values used by sadmin tools</text:p>
      <text:p text:style-name="P24"># <text:s text:c="2"/>- Most fields can be overriden on a script basis</text:p>
      <text:p text:style-name="P24"># <text:s text:c="7"/>Like SADM_MAIL_TYPE , SADM_MAIL_ADDR overriden at the top of script</text:p>
      <text:p text:style-name="P24"># <text:s text:c="7"/>See the template sadm_template.sh as an example.</text:p>
      <text:p text:style-name="P24"># <text:s text:c="2"/>- If this file (sadmin.cfg) is not present when the 1st script is run,</text:p>
      <text:p text:style-name="P24"># <text:s text:c="4"/>then template file .sadmin.cfg will be copied to sadmin.cfg</text:p>
      <text:p text:style-name="P24"># <text:s text:c="4"/>If both file sadmin.cfg and .sadmin.cfg are not present default values</text:p>
      <text:p text:style-name="P24"># <text:s text:c="4"/>are used.</text:p>
      <text:p text:style-name="P24">#----------------------------------------------------------------------------</text:p>
      <text:p text:style-name="P24">#</text:p>
      <text:p text:style-name="P24">#</text:p>
      <text:p text:style-name="P24">#----------------------------------------------------------------------------</text:p>
      <text:p text:style-name="P24"># Email when error and log report are sent</text:p>
      <text:p text:style-name="P24">#----------------------------------------------------------------------------</text:p>
      <text:p text:style-name="P24">SADM_MAIL_ADDR = duplessis.jacques@gmail.com</text:p>
      <text:p text:style-name="P24">#</text:p>
      <text:p text:style-name="P24">#</text:p>
      <text:p text:style-name="P24">#----------------------------------------------------------------------------</text:p>
      <text:p text:style-name="P24"># Put your Company name here</text:p>
      <text:p text:style-name="P24">#----------------------------------------------------------------------------</text:p>
      <text:p text:style-name="P24">SADM_CIE_NAME = The Batcave</text:p>
      <text:p text:style-name="P24">#</text:p>
      <text:p text:style-name="P24">#</text:p>
      <text:p text:style-name="P24">#----------------------------------------------------------------------------</text:p>
      <text:p text:style-name="P24"># Default Option for sending email after a script is ended</text:p>
      <text:p text:style-name="P24"># Can be overridden by changing SADM_MAIL_TYPE at the top of template script</text:p>
      <text:p text:style-name="P24"># 0 = No Mail Sent <text:s text:c="5"/>1 = On Error Only</text:p>
      <text:p text:style-name="P24"># 2 = On Success Only <text:s text:c="2"/>3 = Always send email</text:p>
      <text:p text:style-name="P24">#----------------------------------------------------------------------------</text:p>
      <text:p text:style-name="P24">SADM_MAIL_TYPE = 3</text:p>
      <text:p text:style-name="P24">#</text:p>
      <text:p text:style-name="P24">#</text:p>
      <text:p text:style-name="P24">#----------------------------------------------------------------------------</text:p>
      <text:p text:style-name="P24"># SADMIN Server - (MUST be fully qualified name)</text:p>
      <text:p text:style-name="P24">#----------------------------------------------------------------------------</text:p>
      <text:p text:style-name="P24">SADM_SERVER = nomad.maison.ca</text:p>
      <text:p text:style-name="P24">#</text:p>
      <text:p text:style-name="P24">#</text:p>
      <text:p text:style-name="P24">#----------------------------------------------------------------------------</text:p>
      <text:p text:style-name="P24"># This is the user and group that have access to $SADM_BASE_DIR (/sadmin)</text:p>
      <text:p text:style-name="P24"># sadm_housekeeping_client.sh and sadm_housekeeping_server.sh will use them</text:p>
      <text:p text:style-name="P24"># to make sure all files and directories belong to hem.</text:p>
      <text:p text:style-name="P24">#----------------------------------------------------------------------------</text:p>
      <text:p text:style-name="P24">SADM_USER = sadmin</text:p>
      <text:p text:style-name="P24">SADM_GROUP = sadmin</text:p>
      <text:p text:style-name="P24"/>
      <text:p text:style-name="P24"/>
      <text:p text:style-name="P24">#----------------------------------------------------------------------------</text:p>
      <text:p text:style-name="P24"># The Log filename are "[HOSTNAME]_sadm_[NAME_OF_SCRIPT].log"</text:p>
      <text:p text:style-name="P24"># They are located in ${SADM_BASE_DIR}/log</text:p>
      <text:p text:style-name="P24"># Log are created/updated each time the function sadm_start() is called.</text:p>
      <text:p text:style-name="P24"># There is a log file per script, log are cumulative, they are never cleared</text:p>
      <text:p text:style-name="P24"># SADM_MAX_LOGLINE represent the maximum number of lines that each *.log file</text:p>
      <text:p text:style-name="P24"><text:soft-page-break/># can contain.</text:p>
      <text:p text:style-name="P24"># *.log are trimmed to this number when the function sadm_stop() is called</text:p>
      <text:p text:style-name="P24">#----------------------------------------------------------------------------</text:p>
      <text:p text:style-name="P24">SADM_MAX_LOGLINE=5000</text:p>
      <text:p text:style-name="P24"/>
      <text:p text:style-name="P24"/>
      <text:p text:style-name="P24">#----------------------------------------------------------------------------</text:p>
      <text:p text:style-name="P24"># The *.rch ([R]eturn [C]ode [H]istory] file keep script execution history.</text:p>
      <text:p text:style-name="P24">#----------------------------------------------------------------------------</text:p>
      <text:p text:style-name="P24"># You can use the "sadm_rch_scr_summary.sh" (You can also type "smon")</text:p>
      <text:p text:style-name="P24"># to display a summary of all "rch" files collected from the server farm.</text:p>
      <text:p text:style-name="P24">#----------------------------------------------------------------------------</text:p>
      <text:p text:style-name="P24"># The *.rch filename are "[HOSTNAME]_sadm_[NAME_OF_SCRIPT].rch"</text:p>
      <text:p text:style-name="P24"># They are located in ${SADM_BASE_DIR}/dat/rch</text:p>
      <text:p text:style-name="P24"># Log are created/updated each time the function sadm_start() is called.</text:p>
      <text:p text:style-name="P24"># There is a log file per script, log are cumulative, they are never cleared</text:p>
      <text:p text:style-name="P24"># SADM_MAX_RCHLINE represent the maximum number of lines that each *.rch file</text:p>
      <text:p text:style-name="P24"># can contain.</text:p>
      <text:p text:style-name="P24"># *.rch are trimmed to this number when the function sadm_stop() is called</text:p>
      <text:p text:style-name="P24">#----------------------------------------------------------------------------</text:p>
      <text:p text:style-name="P24"># Each Script excution will create 2 lines in the rch file</text:p>
      <text:p text:style-name="P24"># Example :</text:p>
      <text:p text:style-name="P24"># <text:s text:c="2"/>nomad 2016.01.16 06:05:01 ........ sadm_daily_data_collection 2</text:p>
      <text:p text:style-name="P24"># <text:s text:c="2"/>nomad 2016.01.16 06:05:01 06:06:09 sadm_daily_data_collection 0</text:p>
      <text:p text:style-name="P24"># First Line</text:p>
      <text:p text:style-name="P24"># <text:s text:c="2"/>Line is added to rch file when the script call the sadm_start() function</text:p>
      <text:p text:style-name="P24"># <text:s text:c="2"/>The code "2" at the end of the file indicate the script in "Running"</text:p>
      <text:p text:style-name="P24"># <text:s text:c="2"/>So the script "sadm_daily_data_collection" was started at 6:05:01 am</text:p>
      <text:p text:style-name="P24"># <text:s text:c="2"/>on January the 16th 2016 on the host named "nomad"</text:p>
      <text:p text:style-name="P24"># Second Line</text:p>
      <text:p text:style-name="P24"># <text:s text:c="2"/>Line is added to rch file when the script call the sadm_stop() function.</text:p>
      <text:p text:style-name="P24"># <text:s text:c="2"/>Code "0" at the end of the file indicate the script ended with "Success".</text:p>
      <text:p text:style-name="P24"># <text:s text:c="2"/>Code "1" at the end of the file would indicate a "Failure" of the script.</text:p>
      <text:p text:style-name="P24"># <text:s text:c="2"/>So the script "sadm_daily_data_collection" was started at 6:05:01 am</text:p>
      <text:p text:style-name="P24"># <text:s text:c="2"/>on January the 16th 2016 on the host named "nomad" and ended at 06:06 am.</text:p>
      <text:p text:style-name="P24">#----------------------------------------------------------------------------</text:p>
      <text:p text:style-name="P24"># If script is run daily, so value of 100 would keep an history of 50 days.</text:p>
      <text:p text:style-name="P24">#----------------------------------------------------------------------------</text:p>
      <text:p text:style-name="P24">SADM_MAX_RCLINE=100</text:p>
      <text:p text:style-name="P24"/>
      <text:p text:style-name="P24"/>
      <text:p text:style-name="P24"/>
      <text:p text:style-name="P24">#----------------------------------------------------------------------------</text:p>
      <text:p text:style-name="P24"># One *.nmon file is produced daily and recorded in $SADMIN_BASE_DIR/dat/nmon</text:p>
      <text:p text:style-name="P24"># The name of each nmon file is "[HOSTNAME]_[yymmdd]_[hhmm].nmon"</text:p>
      <text:p text:style-name="P24"># This file is created by the "nmon" tool, that collect information and</text:p>
      <text:p text:style-name="P24"># performance statistics about the server.</text:p>
      <text:p text:style-name="P24"># You can find the nmon homepage at http://nmon.sourceforge.net/pmwiki.php</text:p>
      <text:p text:style-name="P24"># Installation will ask you to install it, if it's not.</text:p>
      <text:p text:style-name="P24"># You can find a copy of nmon for your env. in ${SADM_BASE_DIR}/pkg dir.</text:p>
      <text:p text:style-name="P24"># SADM Tools will use it to produce performance graph of your server</text:p>
      <text:p text:style-name="P24"># Default value of 40 days, is a reasonable default (each file is about 500k)</text:p>
      <text:p text:style-name="P24">#----------------------------------------------------------------------------</text:p>
      <text:p text:style-name="P24">SADM_NMON_KEEPDAYS=40</text:p>
      <text:p text:style-name="P24"/>
      <text:p text:style-name="P24">#----------------------------------------------------------------------------</text:p>
      <text:p text:style-name="P24"># One *.sar file is produced daily and recorded in $SADMIN_BASE_DIR/dat/sar</text:p>
      <text:p text:style-name="P24"># The name of each *.sar file is "[HOSTNAME]_[yyyymmdd].sar"</text:p>
      <text:p text:style-name="P24"># This file is created by the "sar" tool, that collect performance statistics</text:p>
      <text:p text:style-name="P24"># The sysstat homepage is at http://sebastien.godard.pagesperso-orange.fr/</text:p>
      <text:p text:style-name="P24"># Installation will ask you to install it, if it's not.</text:p>
      <text:p text:style-name="P24"># SADM Tools will use it to produce performance graph of your server</text:p>
      <text:p text:style-name="P24"># Default value of 40 days, is a reasonable default (each file is about 500k)</text:p>
      <text:p text:style-name="P24">#----------------------------------------------------------------------------</text:p>
      <text:p text:style-name="P24">SADM_SAR_KEEPDAYS=40</text:p>
      <text:p text:style-name="P5"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ques Duplessis</meta:initial-creator>
    <meta:creation-date>2015-12-26T11:13:47.809971616</meta:creation-date>
    <dc:date>2016-01-17T09:31:12.467715927</dc:date>
    <dc:creator>Jacques Duplessis</dc:creator>
    <meta:editing-duration>PT10H5M1S</meta:editing-duration>
    <meta:editing-cycles>17</meta:editing-cycles>
    <meta:generator>LibreOffice/4.2.8.2$Linux_x86 LibreOffice_project/420$Build-2</meta:generator>
    <meta:printed-by>Jacques Duplessis</meta:printed-by>
    <meta:print-date>2016-01-06T11:07:04.274440662</meta:print-date>
    <meta:document-statistic meta:table-count="0" meta:image-count="0" meta:object-count="0" meta:page-count="7" meta:paragraph-count="311" meta:word-count="1849" meta:character-count="18198" meta:non-whitespace-character-count="13752"/>
  </office:meta>
</office:document-meta>
</file>